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Session.getPhysicians( Physician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ssion.getSortedPhysicians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hysicianSession.setSortByLa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hysicianSession.compare( Physician p1 , Physician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hysicianSession.getSearch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ssion.sortPhysicians( ArrayList &lt; Physician &gt; physicia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hysicianSession.setSortByG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hysicianSession.addPhysician( Physician physic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ssion.setSearchCriteria( Physician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ssion.Physicia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ssion.getPhysician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